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.noNullElements( Object [ ] array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e.notEmpty( Collection 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tNull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tNull( Object object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tEmpty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NullElements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e.notEmpty( Map map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isTrue( boolean expression , String message ,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notEmpty( Collection collection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NullElements( Collection collection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e.allElementsOfType( Collection collection , Class clazz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e.isTrue( boolean expression , String message ,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isTrue( boolean expression , String messag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isTrue( boolean expression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tEmpty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isTrue( boolean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allElementsOfType( Collection collection ,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e.notEmpty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tEmpty( Object [ ] array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.noNullElements( Collection 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e.notEmpty( String string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